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officeooo:rsid="00025ab3" officeooo:paragraph-rsid="00025ab3"/>
    </style:style>
    <style:style style:name="P3" style:family="paragraph" style:parent-style-name="Standard">
      <style:paragraph-properties fo:text-align="justify" style:justify-single-word="false"/>
      <style:text-properties officeooo:rsid="00025ab3" officeooo:paragraph-rsid="00025ab3"/>
    </style:style>
    <style:style style:name="P4" style:family="paragraph" style:parent-style-name="Standard">
      <style:paragraph-properties fo:text-align="justify" style:justify-single-word="false"/>
      <style:text-properties officeooo:rsid="00076acc" officeooo:paragraph-rsid="00076acc"/>
    </style:style>
    <style:style style:name="T1" style:family="text">
      <style:text-properties officeooo:rsid="00025ab3"/>
    </style:style>
    <style:style style:name="T2" style:family="text">
      <style:text-properties officeooo:rsid="000808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port vous avez dit ?</text:p>
      <text:p text:style-name="Standard"/>
      <text:p text:style-name="P1">Dans un premier temps nous définirons le contexte actuel dans lequel s'inscrit l'esport, pour <text:span text:style-name="T1">cela</text:span> il sera passé des extrait<text:span text:style-name="T1">s</text:span> de journaux télévisé car c'est la seule vision que peuvent avoir les personnes qui ne s'intéressent pas d'eux même.</text:p>
      <text:p text:style-name="P3">Par la suite pour répondre a cette vision commune nous interrogerons des acteurs du domaine pour qu’ils donnent la réalité de ce qu’ils vivent comme par exemple : Game’her une structure d’e-sport mettant en avant le sport électronique et la place de la femme dans cet univers ou encore Millenium une structure un peu plus grande qui sont toutes les deux basées dans le sud de la France.</text:p>
      <text:p text:style-name="P4">Les interviews porteront sur des thèmes tels que :</text:p>
      <text:p text:style-name="P4">- La place de la femme dans l’e-sport</text:p>
      <text:p text:style-name="P4">- <text:span text:style-name="T2">L’e-sport mérite-t-il ce nom</text:span></text:p>
      <text:p text:style-name="P4">- <text:span text:style-name="T2">Comment les acteurs de cette activité voient leur mé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00:12:39.748000000</meta:creation-date>
    <dc:date>2018-04-09T16:45:35.050000000</dc:date>
    <meta:editing-duration>PT1H2M4S</meta:editing-duration>
    <meta:editing-cycles>3</meta:editing-cycles>
    <meta:generator>LibreOffice/5.4.5.1$Windows_X86_64 LibreOffice_project/79c9829dd5d8054ec39a82dc51cd9eff340dbee8</meta:generator>
    <meta:document-statistic meta:table-count="0" meta:image-count="0" meta:object-count="0" meta:page-count="1" meta:paragraph-count="7" meta:word-count="144" meta:character-count="825" meta:non-whitespace-character-count="688"/>
  </office:meta>
</office:document-meta>
</file>